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aveling _Typewriter" fo:font-size="15pt" fo:language="fr" fo:country="FR" officeooo:rsid="00157e1f" officeooo:paragraph-rsid="00157e1f" style:font-size-asian="15pt" style:language-asian="zxx" style:country-asian="none" style:font-size-complex="15pt" style:language-complex="zxx" style:country-complex="none"/>
    </style:style>
    <style:style style:name="P2" style:family="paragraph" style:parent-style-name="Standard">
      <style:paragraph-properties fo:text-align="justify" style:justify-single-word="false"/>
      <style:text-properties style:font-name="Traveling _Typewriter" fo:font-size="15pt" fo:language="fr" fo:country="FR" officeooo:rsid="00157e1f" officeooo:paragraph-rsid="0046cdd7" style:font-size-asian="15pt" style:language-asian="zxx" style:country-asian="none" style:font-size-complex="15pt" style:language-complex="zxx" style:country-complex="none"/>
    </style:style>
    <style:style style:name="P3" style:family="paragraph" style:parent-style-name="Standard">
      <style:paragraph-properties fo:text-align="justify" style:justify-single-word="false"/>
      <style:text-properties style:font-name="Traveling _Typewriter" fo:font-size="15pt" fo:language="fr" fo:country="FR" officeooo:rsid="00157e1f" officeooo:paragraph-rsid="004827d5" style:font-size-asian="15pt" style:language-asian="zxx" style:country-asian="none" style:font-size-complex="15pt" style:language-complex="zxx" style:country-complex="none"/>
    </style:style>
    <style:style style:name="P4" style:family="paragraph" style:parent-style-name="Standard">
      <style:paragraph-properties fo:text-align="justify" style:justify-single-word="false"/>
      <style:text-properties style:font-name="Traveling _Typewriter" fo:font-size="15pt" fo:language="fr" fo:country="FR" officeooo:rsid="00161b45" officeooo:paragraph-rsid="00161b45" style:font-size-asian="15pt" style:language-asian="zxx" style:country-asian="none" style:font-size-complex="15pt" style:language-complex="zxx" style:country-complex="none"/>
    </style:style>
    <style:style style:name="P5" style:family="paragraph" style:parent-style-name="Standard">
      <style:paragraph-properties fo:text-align="justify" style:justify-single-word="false"/>
      <style:text-properties style:font-name="Traveling _Typewriter" fo:font-size="15pt" fo:language="fr" fo:country="FR" officeooo:rsid="0046cdd7" officeooo:paragraph-rsid="00480bfe" style:font-size-asian="15pt" style:language-asian="zxx" style:country-asian="none" style:font-size-complex="15pt" style:language-complex="zxx" style:country-complex="none"/>
    </style:style>
    <style:style style:name="P6" style:family="paragraph" style:parent-style-name="Standard">
      <style:paragraph-properties fo:text-align="justify" style:justify-single-word="false"/>
      <style:text-properties style:font-name="Traveling _Typewriter" fo:font-size="15pt" fo:language="fr" fo:country="FR" officeooo:rsid="0039cd69" officeooo:paragraph-rsid="004827d5" style:font-size-asian="15pt" style:language-asian="zxx" style:country-asian="none" style:font-size-complex="15pt" style:language-complex="zxx" style:country-complex="none"/>
    </style:style>
    <style:style style:name="T1" style:family="text">
      <style:text-properties officeooo:rsid="00183c02"/>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61b45" style:font-weight-asian="bold" style:font-weight-complex="bold"/>
    </style:style>
    <style:style style:name="T4" style:family="text">
      <style:text-properties officeooo:rsid="001d1b5b"/>
    </style:style>
    <style:style style:name="T5" style:family="text">
      <style:text-properties officeooo:rsid="0027d58f"/>
    </style:style>
    <style:style style:name="T6" style:family="text">
      <style:text-properties officeooo:rsid="0028aabd"/>
    </style:style>
    <style:style style:name="T7" style:family="text">
      <style:text-properties officeooo:rsid="0031cc54"/>
    </style:style>
    <style:style style:name="T8" style:family="text">
      <style:text-properties officeooo:rsid="0039cd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Nom :</text:span> <text:span text:style-name="T5">Qnyl</text:span></text:p>
      <text:p text:style-name="P1"/>
      <text:p text:style-name="P1"><text:span text:style-name="T2">Age :</text:span> <text:span text:style-name="T5">74 ans</text:span></text:p>
      <text:p text:style-name="P1"/>
      <text:p text:style-name="P1"><text:span text:style-name="T2">Sexe :</text:span> <text:span text:style-name="T1">Mâle</text:span></text:p>
      <text:p text:style-name="P1"/>
      <text:p text:style-name="P1"><text:span text:style-name="T2">Origine :</text:span> <text:span text:style-name="T5">Stimissy</text:span></text:p>
      <text:p text:style-name="P1"/>
      <text:p text:style-name="P1"><text:span text:style-name="T2">Métier :</text:span> <text:span text:style-name="T6">Ingénieur</text:span></text:p>
      <text:p text:style-name="P1"/>
      <text:p text:style-name="P2"><text:span text:style-name="T3">Caractéristique</text:span><text:span text:style-name="T2"> physique :</text:span> <text:span text:style-name="T6">Qnyl est un homme âgé de petite taille. Malgré son âge, il a un physique très développé. Ses bras, ses jambes et son visage sont très fermes. Sa peau est bronzée. Sa chevelure est épaisse et blanche, tout comme ses sourcils et son bouc. Il a des yeux bleus, un petit nez en trompette, et une incisive supérieure cassée – due a une mauvaise chute sur… un caillou. <text:s/></text:span></text:p>
      <text:p text:style-name="P5">Il porte une boucle d’oreille en or à l’oreille gauche et un casque fait à partir d’une carapace de torkanz lié avec une lanière en cuir. Sur ce casque, de grosses lunettes d’aviateur en cuivre sont elles aussi attachées à l’aide d’une lanière de cuir. Il porte une tunique sans manches verte kaki, un pantalon blanc cassé, des bottes et une ceinture en cuir marron. Ses vêtements sont très sales, brûlés et déchirés. Il a également de grand gants de protection en cuir.</text:p>
      <text:p text:style-name="P1"/>
      <text:p text:style-name="P1"><text:span text:style-name="T2">Tempérament :</text:span> <text:span text:style-name="T7">Qnyl est passionné par la réparation. Il est très peu à l’aise avec les autres, et passe son temps dans son atelier. Pour autant, il est très strict avec Katelo, et fait tout son possible pour être un grand-père responsable. Son âge le rend vite fatigué, mais il retombe en jeunesse dès qu’il travaille !</text:span></text:p>
      <text:p text:style-name="P1"/>
      <text:p text:style-name="P3"><text:span text:style-name="T2">Biographie :</text:span> <text:span text:style-name="T8">Qnyl avait 6 ans lorsque Zerlock a attaqué Peukfoo, et ses parents moururent tout les deux dans la bataille. Qnyl put hériter de la maison familiale, que son </text:span><text:soft-page-break/><text:span text:style-name="T8">père a réussi à payer en travaillant pour des salaires très bas, <text:s/>durant une vie très pauvre. Qnyl a grandi seul, il allait à l’école le jour et travaillait la nuit pour manger. À 17 ans, il commença à se lancer dans la réparation, en se servant des outils de son père. Il monta sa société (dont il était le seul employé) à 23 ans, à la fin de ses études. La même année, Sraëlblétih mourut, et Stimissy changea radicalement <text:s/>de politique. La vie devint plus calme, mais l’écart entre les riches propriétaires et la plèbe défavorisée se creusait davantage. Qnyl a réussi à vivre de son commerce, et a rencontré sa femme avec qui il a une fille unique, Manoune, à 28 ans. Malheureusement Qnyl passait son temps plongé dans la mécanique, délaissant ainsi sa femme, qui finit par s’en aller. Il éleva sa fille, lui permit d’étudier, mais elle quitta rapidement l’école pour ouvrir son propre commerce. À 56 ans, Qnyl devint grand-père du petit Katelo, qui porte le même nom que son père en hommage à une tradition de sa famille. Katelo (senior) mourut seulement 2 ans après, dans un étrange accident. Manoune étant trop occupée avec son commerce, c’est Qnyl qui éleva Katelo (junior). Il tentait régulièrement de sortir de son atelier pour s’occuper de son petit fils, mais celui-ci préférait largement sortir s’amuser avec les enfants du quartier. </text:span></text:p>
      <text:p text:style-name="P6"><text:tab/>Qnyl a alors commencé à enquêter sur la mort de son gendre, ce qui l’a fait voyager aux 4 coins de Peukfoo. Il a finalement trouvé les preuves que Zerlock l’a assassiné. Or, depuis la catastrophe de Volkobil, l’usine de Stimissy qui protégeait l’île ne fonctionnait plus. Il prit alors peur pour son petit fils, et prit la décision de l’envoyer réparer l’usine pour éloigner la menace que représentait Zerlock. Après la victoire de Katelo, il prit sa retraite et partit à Yamazuppet. Il aida le peuple yamazuppetien à s’industrialiser, et mourut paisiblement à 83 ans. Il fut rapatrié à Stimissy pour y être enterré.</text:p>
      <text:p text:style-name="P1"/>
      <text:p text:style-name="P4"><text:span text:style-name="T2">Liens familiaux :</text:span> <text:span text:style-name="T4">Les parents de Qnyl ne sont pas nommés, </text:span><text:soft-page-break/><text:span text:style-name="T4">mais il est le père de Manoune, donc le beau père de Katelo (senior) et le grand-père de Katelo (junior). On ne connaît pas sa femme non pl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raveling _Typewriter" svg:font-family="'Traveling _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35M38S</meta:editing-duration>
    <meta:editing-cycles>53</meta:editing-cycles>
    <meta:generator>LibreOffice/5.4.6.2$Windows_X86_64 LibreOffice_project/4014ce260a04f1026ba855d3b8d91541c224eab8</meta:generator>
    <dc:date>2019-02-28T09:53:13.540000000</dc:date>
    <meta:document-statistic meta:table-count="0" meta:image-count="0" meta:object-count="0" meta:page-count="3" meta:paragraph-count="11" meta:word-count="633" meta:character-count="3581" meta:non-whitespace-character-count="2952"/>
    <meta:user-defined meta:name="Info 1"/>
    <meta:user-defined meta:name="Info 2"/>
    <meta:user-defined meta:name="Info 3"/>
    <meta:user-defined meta:name="Info 4"/>
  </office:meta>
</office:document-meta>
</file>